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5.4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 table:number-columns-spanned="3" table:number-rows-spanned="1">
            <text:p>Fuses (front to back)</text:p>
          </table:table-cell>
          <table:covered-table-cell table:number-columns-repeated="2" table:style-name="ce2"/>
        </table:table-row>
        <table:table-row table:style-name="ro1">
          <table:table-cell table:style-name="ce2"/>
          <table:table-cell table:style-name="ce1" office:value-type="string" calcext:value-type="string">
            <text:p>supply</text:p>
          </table:table-cell>
          <table:table-cell table:style-name="ce1" office:value-type="string" calcext:value-type="string">
            <text:p>feed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6-2</text:p>
          </table:table-cell>
          <table:table-cell office:value-type="string" calcext:value-type="string">
            <text:p>T12-10 (flasher unit)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6-1</text:p>
          </table:table-cell>
          <table:table-cell office:value-type="string" calcext:value-type="string">
            <text:p>coil (black)</text:p>
            <text:p>T6-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6-4</text:p>
          </table:table-cell>
          <table:table-cell office:value-type="string" calcext:value-type="string">
            <text:p>horn (black/yellow)</text:p>
            <text:p>brake light sw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6-4</text:p>
          </table:table-cell>
          <table:table-cell office:value-type="string" calcext:value-type="string">
            <text:p>T12-5 (wiper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ght relay (56a)</text:p>
          </table:table-cell>
          <table:table-cell office:value-type="string" calcext:value-type="string">
            <text:p>head lights (white) – high be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ght relay (F)</text:p>
          </table:table-cell>
          <table:table-cell office:value-type="string" calcext:value-type="string">
            <text:p>head light (red) – lef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 relay (F)</text:p>
          </table:table-cell>
          <table:table-cell office:value-type="string" calcext:value-type="string">
            <text:p>head light (red) – right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ight relay (56) – </text:p>
            <text:p>light switch 12V</text:p>
          </table:table-cell>
          <table:table-cell office:value-type="string" calcext:value-type="string">
            <text:p>tail lights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rminal T6</text:p>
          </table:table-cell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gnition P1 (coil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rt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gnition P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sh pow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sh ground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Terminal T12</text:p>
          </table:table-cell>
          <table:covered-table-cell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el gau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p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 gaug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il pressu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per switch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ght switch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 relay (S) – high bea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ernator ligh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gh beam indicator ligh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lasher uni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dicators left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icators righ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0:15:26.556000000</meta:creation-date>
    <dc:date>2025-01-13T10:41:19.890000000</dc:date>
    <meta:editing-duration>PT14M10S</meta:editing-duration>
    <meta:editing-cycles>1</meta:editing-cycles>
    <meta:document-statistic meta:table-count="1" meta:cell-count="65" meta:object-count="0"/>
    <meta:generator>LibreOffice/24.8.3.2$Windows_X86_64 LibreOffice_project/48a6bac9e7e268aeb4c3483fcf825c94556d9f92</meta:generator>
  </office:meta>
</office:document-meta>
</file>